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ize="14pt" officeooo:rsid="001795b3" officeooo:paragraph-rsid="001a754b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officeooo:rsid="001a754b" officeooo:paragraph-rsid="001a754b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officeooo:rsid="001acbb4" officeooo:paragraph-rsid="001acbb4" style:font-size-asian="14pt" style:font-size-complex="14pt"/>
    </style:style>
    <style:style style:name="T1" style:family="text">
      <style:text-properties officeooo:rsid="001a754b"/>
    </style:style>
    <style:style style:name="T2" style:family="text">
      <style:text-properties officeooo:rsid="001acbb4"/>
    </style:style>
    <style:style style:name="T3" style:family="text">
      <style:text-properties officeooo:rsid="001aeba4"/>
    </style:style>
    <style:style style:name="T4" style:family="text">
      <style:text-properties officeooo:rsid="001bb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re is what I decided after watching this movie:</text:p>
      <text:p text:style-name="P3">https://www.youtube.com/watch?v=rDRr_pUl3i0</text:p>
      <text:p text:style-name="P3"/>
      <text:p text:style-name="P3">So I would like to wear engineer's hat often than anothers, because it's a mandatory base of knowledge, without which one the others skills are worthless. Also need to say that engineering is the the most difficult side of work for me yet (because I used to work with people and to wear anthropologist's, or writer's, or artist's hat is like a piece of cake for me)), but I also want to learn and be able to create effective code — the main task of programmer.</text:p>
      <text:p text:style-name="P3"/>
      <text:p text:style-name="P3">But in <text:span text:style-name="T3">future</text:span> is perfect to control all the process of creating <text:span text:style-name="T3">my</text:span> masterpiece and wear all that hats gradually :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22:46:07.196704443</meta:creation-date>
    <meta:generator>LibreOffice/4.4.7.2$Linux_X86_64 LibreOffice_project/40m0$Build-2</meta:generator>
    <dc:date>2016-02-17T17:03:11.353133713</dc:date>
    <meta:editing-duration>PT32M1S</meta:editing-duration>
    <meta:editing-cycles>9</meta:editing-cycles>
    <meta:document-statistic meta:table-count="0" meta:image-count="0" meta:object-count="0" meta:page-count="1" meta:paragraph-count="4" meta:word-count="116" meta:character-count="667" meta:non-whitespace-character-count="554"/>
  </office:meta>
</office:document-meta>
</file>